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929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3" table:default-cell-style-name="ce12"/>
        <table:table-column table:style-name="co4" table:default-cell-style-name="ce10"/>
        <table:table-column table:style-name="co3" table:default-cell-style-name="ce17"/>
        <table:table-column table:style-name="co4" table:default-cell-style-name="ce10"/>
        <table:table-column table:style-name="co1" table:default-cell-style-name="ce10"/>
        <table:table-column table:style-name="co5" table:number-columns-repeated="3" table:default-cell-style-name="ce10"/>
        <table:table-column table:style-name="co1" table:default-cell-style-name="ce10"/>
        <table:table-column table:style-name="co3" table:default-cell-style-name="ce22"/>
        <table:table-column table:style-name="co4" table:number-columns-repeated="2" table:default-cell-style-name="ce25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glb_ncv=7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stacked classification model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TwoClassSummary &amp; logLos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Topic Analysis for ##, myOther, etc. ?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Add TimeSeries.Poly variables by category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Add State &amp; City Holiday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Add Record positions (overall &amp; within category)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Refactor Imputation code with an option to impute in-place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If Time.lag.ctg vars become significant consider imputation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 office:value-type="string">
            <text:p>Remove glm from All.X, RFE.X &amp; Final until outliers are needed ?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 table:style-name="ce1" table:number-columns-repeated="3"/>
          <table:table-cell table:style-name="ce7"/>
          <table:table-cell table:style-name="ce11"/>
          <table:table-cell table:style-name="ce14"/>
          <table:table-cell table:style-name="ce15"/>
          <table:table-cell table:style-name="ce14" table:number-columns-repeated="6"/>
          <table:table-cell table:style-name="ce23"/>
          <table:table-cell table:style-name="ce26" table:number-columns-repeated="2"/>
          <table:table-cell table:style-name="ce1" table:number-columns-repeated="980"/>
        </table:table-row>
        <table:table-row table:style-name="ro1">
          <table:table-cell/>
          <table:table-cell table:style-name="ce3" office:value-type="float" office:value="328.814611">
            <text:p>328.81</text:p>
          </table:table-cell>
          <table:table-cell table:style-name="ce3" office:value-type="float" office:value="1037.439449">
            <text:p>1037.44</text:p>
          </table:table-cell>
          <table:table-cell table:style-name="ce6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5" office:value-type="string">
            <text:p>glb_fin_mdl</text:p>
          </table:table-cell>
          <table:table-cell table:style-name="ce19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2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5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5" office:value-type="string">
            <text:p>glb_category_var</text:p>
          </table:table-cell>
          <table:table-cell table:style-name="ce15" office:value-type="string">
            <text:p>err.abs.OOB.sum</text:p>
          </table:table-cell>
          <table:table-cell table:style-name="ce15" office:value-type="string">
            <text:p>err.abs.trn.sum</text:p>
          </table:table-cell>
          <table:table-cell table:style-name="ce15"/>
          <table:table-cell table:style-name="ce24" office:value-type="string">
            <text:p>Metric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% Base</text:p>
          </table:table-cell>
          <table:table-cell table:style-name="ce2"/>
          <table:table-cell table:style-name="ce2" office:value-type="string">
            <text:p>term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cor.y</text:p>
          </table:table-cell>
          <table:table-cell table:style-name="ce2" office:value-type="string">
            <text:p>cor.y.abs</text:p>
          </table:table-cell>
          <table:table-cell table:style-name="ce2" office:value-type="string">
            <text:p>chisq.stat</text:p>
          </table:table-cell>
          <table:table-cell table:style-name="ce2" office:value-type="string">
            <text:p>chisq.pval</text:p>
          </table:table-cell>
          <table:table-cell table:style-name="ce2" office:value-type="string">
            <text:p>nzv.freqRatio</text:p>
          </table:table-cell>
          <table:table-cell table:style-name="ce2" office:value-type="string">
            <text:p>varImp:glb_sel_mdl</text:p>
          </table:table-cell>
          <table:table-cell table:style-name="ce2" office:value-type="string">
            <text:p>varImp:glb_fin_mdl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4" table:number-columns-repeated="3"/>
          <table:table-cell table:style-name="ce2" table:number-columns-repeated="980"/>
        </table:table-row>
        <table:table-row table:style-name="ro3">
          <table:table-cell table:number-columns-repeated="3"/>
          <table:table-cell office:value-type="string">
            <text:p>feat_PubDate:</text:p>
          </table:table-cell>
          <table:table-cell office:value-type="string">
            <text:p>All.X__rcv_glmnet.importance</text:p>
          </table:table-cell>
          <table:table-cell/>
          <table:table-cell table:style-name="ce12" office:value-type="string">
            <text:p>Final__rcv_glmnet</text:p>
          </table:table-cell>
          <table:table-cell table:number-columns-repeated="2"/>
          <table:table-cell office:value-type="string">
            <text:p>OpEd#Opinion#</text:p>
          </table:table-cell>
          <table:table-cell office:value-type="float" office:value="46.5657806">
            <text:p>46.57</text:p>
          </table:table-cell>
          <table:table-cell office:value-type="float" office:value="174.90223507">
            <text:p>174.90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303">
            <text:p>303.0000</text:p>
          </table:table-cell>
          <table:table-cell table:style-name="ce21" table:formula="of:=[.O18]/[.O51]" office:value-type="percentage" office:value="0.940993788819876">
            <text:p>94.10%</text:p>
          </table:table-cell>
          <table:table-cell table:number-columns-repeated="2"/>
          <table:table-cell table:style-name="ce3"/>
          <table:table-cell table:number-columns-repeated="977"/>
        </table:table-row>
        <table:table-row table:style-name="ro4">
          <table:table-cell/>
          <table:table-cell table:style-name="ce5" table:formula="of:=[.K48]/[.B$14]" office:value-type="percentage" office:value="1.12388647078703">
            <text:p>112.39%</text:p>
          </table:table-cell>
          <table:table-cell table:style-name="ce5" table:formula="of:=[.L48]/[.C$14]" office:value-type="percentage" office:value="0.906340014857098">
            <text:p>90.63%</text:p>
          </table:table-cell>
          <table:table-cell table:style-name="ce9" office:value-type="string">
            <text:p>Added PubDate as glbFeatsDateTime</text:p>
          </table:table-cell>
          <table:table-cell office:value-type="string">
            <text:p>PubDate.day.minutes.poly.1</text:p>
          </table:table-cell>
          <table:table-cell office:value-type="float" office:value="100">
            <text:p>100.00</text:p>
          </table:table-cell>
          <table:table-cell office:value-type="string">
            <text:p>PubDate.day.minutes.poly.2</text:p>
          </table:table-cell>
          <table:table-cell office:value-type="float" office:value="100">
            <text:p>100.00</text:p>
          </table:table-cell>
          <table:table-cell/>
          <table:table-cell office:value-type="string">
            <text:p>#Opinion#ThePublicEditor</text:p>
          </table:table-cell>
          <table:table-cell office:value-type="float" office:value="2.0095642">
            <text:p>2.01</text:p>
          </table:table-cell>
          <table:table-cell office:value-type="float" office:value="6.59965754">
            <text:p>6.6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87">
            <text:p>87.0000</text:p>
          </table:table-cell>
          <table:table-cell table:style-name="ce21" table:formula="of:=[.O19]/[.O52]" office:value-type="percentage" office:value="1.12987012987013">
            <text:p>112.99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formula="of:=[.B52]" office:value-type="percentage" office:value="1.0000000004866">
            <text:p>100.00%</text:p>
          </table:table-cell>
          <table:table-cell table:style-name="ce5" table:formula="of:=[.C52]" office:value-type="percentage" office:value="1.00000000007711">
            <text:p>100.00%</text:p>
          </table:table-cell>
          <table:table-cell office:value-type="string">
            <text:p>Baseline w/ WordCount Transformations</text:p>
          </table:table-cell>
          <table:table-cell office:value-type="string">
            <text:p>PubDate.day.minutes.poly.4</text:p>
          </table:table-cell>
          <table:table-cell office:value-type="float" office:value="46.372779">
            <text:p>46.37</text:p>
          </table:table-cell>
          <table:table-cell office:value-type="string">
            <text:p>PubDate.day.minutes.poly.1</text:p>
          </table:table-cell>
          <table:table-cell office:value-type="float" office:value="90.40903">
            <text:p>90.41</text:p>
          </table:table-cell>
          <table:table-cell/>
          <table:table-cell office:value-type="string">
            <text:p>Styles#U.S.#</text:p>
          </table:table-cell>
          <table:table-cell office:value-type="float" office:value="23.6233012">
            <text:p>23.62</text:p>
          </table:table-cell>
          <table:table-cell office:value-type="float" office:value="80.65513073">
            <text:p>80.66</text:p>
          </table:table-cell>
          <table:table-cell/>
          <table:table-cell office:value-type="string">
            <text:p>OOBobs errors</text:p>
          </table:table-cell>
          <table:table-cell table:style-name="ce27" table:formula="of:=SUM([.O18:.O19])" office:value-type="float" office:value="390">
            <text:p>390.0000</text:p>
          </table:table-cell>
          <table:table-cell table:style-name="ce21" table:formula="of:=[.O20]/[.O53]" office:value-type="percentage" office:value="0.977443609022556">
            <text:p>97.74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NDSSName.my.fctrOpEd#Opinion#</text:p>
          </table:table-cell>
          <table:table-cell office:value-type="float" office:value="29.922243">
            <text:p>29.92</text:p>
          </table:table-cell>
          <table:table-cell office:value-type="string">
            <text:p>NDSSName.my.fctrOpEd#Opinion#</text:p>
          </table:table-cell>
          <table:table-cell office:value-type="float" office:value="33.93385">
            <text:p>33.93</text:p>
          </table:table-cell>
          <table:table-cell/>
          <table:table-cell office:value-type="string">
            <text:p>Business#Crosswords/Games#</text:p>
          </table:table-cell>
          <table:table-cell office:value-type="float" office:value="8.3810907">
            <text:p>8.38</text:p>
          </table:table-cell>
          <table:table-cell office:value-type="float" office:value="29.33829341">
            <text:p>29.34</text:p>
          </table:table-cell>
          <table:table-cell/>
          <table:table-cell office:value-type="string">
            <text:p>newobs confusion matrix [N]</text:p>
          </table:table-cell>
          <table:table-cell table:style-name="ce10" office:value-type="float" office:value="1186">
            <text:p>1,186.00</text:p>
          </table:table-cell>
          <table:table-cell table:style-name="ce21" table:formula="of:=[.O21]/[.O54]" office:value-type="percentage" office:value="1.03671328671329">
            <text:p>103.67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Business#Crosswords/Games#</text:p>
          </table:table-cell>
          <table:table-cell office:value-type="float" office:value="27.460942">
            <text:p>27.46</text:p>
          </table:table-cell>
          <table:table-cell office:value-type="string">
            <text:p>PubDate.day.minutes.poly.4</text:p>
          </table:table-cell>
          <table:table-cell office:value-type="float" office:value="32.18318">
            <text:p>32.18</text:p>
          </table:table-cell>
          <table:table-cell/>
          <table:table-cell office:value-type="string">
            <text:p>Science#Health#</text:p>
          </table:table-cell>
          <table:table-cell office:value-type="float" office:value="22.146758">
            <text:p>22.15</text:p>
          </table:table-cell>
          <table:table-cell office:value-type="float" office:value="76.03558884">
            <text:p>76.04</text:p>
          </table:table-cell>
          <table:table-cell/>
          <table:table-cell office:value-type="string">
            <text:p>newobs confusion matrix [Y]</text:p>
          </table:table-cell>
          <table:table-cell table:style-name="ce10" office:value-type="float" office:value="684">
            <text:p>684.00</text:p>
          </table:table-cell>
          <table:table-cell table:style-name="ce21" table:formula="of:=[.O22]/[.O55]" office:value-type="percentage" office:value="0.942148760330579">
            <text:p>94.21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PubDate.day.minutes.poly.2</text:p>
          </table:table-cell>
          <table:table-cell office:value-type="float" office:value="25.434881">
            <text:p>25.43</text:p>
          </table:table-cell>
          <table:table-cell office:value-type="string">
            <text:p>NDSSName.my.fctrBusiness#Crosswords/Games#</text:p>
          </table:table-cell>
          <table:table-cell office:value-type="float" office:value="31.44233">
            <text:p>31.44</text:p>
          </table:table-cell>
          <table:table-cell/>
          <table:table-cell office:value-type="string">
            <text:p>Business#Technology#</text:p>
          </table:table-cell>
          <table:table-cell office:value-type="float" office:value="29.7301209">
            <text:p>29.73</text:p>
          </table:table-cell>
          <table:table-cell office:value-type="float" office:value="77.97386">
            <text:p>77.97</text:p>
          </table:table-cell>
          <table:table-cell/>
          <table:table-cell office:value-type="string">
            <text:p>newobs dups/hints errors</text:p>
          </table:table-cell>
          <table:table-cell table:style-name="ce10" office:value-type="float" office:value="24">
            <text:p>24.00</text:p>
          </table:table-cell>
          <table:table-cell table:style-name="ce21" table:formula="of:=[.O23]/[.O56]" office:value-type="percentage" office:value="0.75">
            <text:p>75.00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Science#Health#</text:p>
          </table:table-cell>
          <table:table-cell office:value-type="float" office:value="25.239681">
            <text:p>25.24</text:p>
          </table:table-cell>
          <table:table-cell office:value-type="string">
            <text:p>NDSSName.my.fctr#Opinion#ThePublicEditor</text:p>
          </table:table-cell>
          <table:table-cell office:value-type="float" office:value="30.81095">
            <text:p>30.81</text:p>
          </table:table-cell>
          <table:table-cell/>
          <table:table-cell office:value-type="string">
            <text:p>##</text:p>
          </table:table-cell>
          <table:table-cell office:value-type="float" office:value="78.0396865">
            <text:p>78.04</text:p>
          </table:table-cell>
          <table:table-cell office:value-type="float" office:value="171.96611762">
            <text:p>171.97</text:p>
          </table:table-cell>
          <table:table-cell/>
          <table:table-cell table:style-name="ce3" office:value-type="string">
            <text:p>max.AUCpROC.OOB:glb_sel_mdl</text:p>
          </table:table-cell>
          <table:table-cell table:style-name="ce28" office:value-type="float" office:value="0.5950717">
            <text:p>0.5951</text:p>
          </table:table-cell>
          <table:table-cell table:style-name="ce21" table:formula="of:=[.O24]/[.O57]" office:value-type="percentage" office:value="0.99747509965168">
            <text:p>99.75%</text:p>
          </table:table-cell>
          <table:table-cell/>
          <table:table-cell table:style-name="ce32"/>
          <table:table-cell table:style-name="ce33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NDSSName.my.fctr#Opinion#ThePublicEditor</text:p>
          </table:table-cell>
          <table:table-cell office:value-type="float" office:value="25.0937">
            <text:p>25.09</text:p>
          </table:table-cell>
          <table:table-cell office:value-type="string">
            <text:p>NDSSName.my.fctrScience#Health#</text:p>
          </table:table-cell>
          <table:table-cell office:value-type="float" office:value="28.67549">
            <text:p>28.68</text:p>
          </table:table-cell>
          <table:table-cell/>
          <table:table-cell office:value-type="string">
            <text:p>Business#BusinessDay#Dealbook</text:p>
          </table:table-cell>
          <table:table-cell office:value-type="float" office:value="66.1858222">
            <text:p>66.19</text:p>
          </table:table-cell>
          <table:table-cell office:value-type="float" office:value="146.58378254">
            <text:p>146.58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7995951">
            <text:p>0.7996</text:p>
          </table:table-cell>
          <table:table-cell table:style-name="ce21" table:formula="of:=[.O25]/[.O58]" office:value-type="percentage" office:value="0.99192929818091">
            <text:p>99.19%</text:p>
          </table:table-cell>
          <table:table-cell/>
          <table:table-cell table:style-name="ce32"/>
          <table:table-cell table:style-name="ce33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NDSSName.my.fctrStyles#U.S.#</text:p>
          </table:table-cell>
          <table:table-cell office:value-type="float" office:value="23.692755">
            <text:p>23.69</text:p>
          </table:table-cell>
          <table:table-cell office:value-type="string">
            <text:p>NDSSName.my.fctrStyles#U.S.#</text:p>
          </table:table-cell>
          <table:table-cell office:value-type="float" office:value="27.49488">
            <text:p>27.49</text:p>
          </table:table-cell>
          <table:table-cell/>
          <table:table-cell office:value-type="string">
            <text:p>Metro#N.Y./Region#</text:p>
          </table:table-cell>
          <table:table-cell office:value-type="float" office:value="13.4646433">
            <text:p>13.46</text:p>
          </table:table-cell>
          <table:table-cell office:value-type="float" office:value="29.47845712">
            <text:p>29.48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21" table:formula="of:=[.O26]/[.O59]" office:value-type="percentage" office:value="1">
            <text:p>100.00%</text:p>
          </table:table-cell>
          <table:table-cell/>
          <table:table-cell table:style-name="ce32"/>
          <table:table-cell table:style-name="ce33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PubDate.wkend</text:p>
          </table:table-cell>
          <table:table-cell office:value-type="float" office:value="7.735688">
            <text:p>7.74</text:p>
          </table:table-cell>
          <table:table-cell office:value-type="string">
            <text:p>PubDate.day.minutes.poly.3</text:p>
          </table:table-cell>
          <table:table-cell office:value-type="float" office:value="25.72759">
            <text:p>25.73</text:p>
          </table:table-cell>
          <table:table-cell/>
          <table:table-cell office:value-type="string">
            <text:p>Culture#Arts#</text:p>
          </table:table-cell>
          <table:table-cell office:value-type="float" office:value="34.6762293">
            <text:p>34.68</text:p>
          </table:table-cell>
          <table:table-cell office:value-type="float" office:value="75.69998885">
            <text:p>75.70</text:p>
          </table:table-cell>
          <table:table-cell/>
          <table:table-cell table:style-name="ce3" office:value-type="string">
            <text:p>opt.prob.threshold.fit:glb_sel_mdl</text:p>
          </table:table-cell>
          <table:table-cell table:style-name="ce28" office:value-type="float" office:value="0.4">
            <text:p>0.4000</text:p>
          </table:table-cell>
          <table:table-cell table:style-name="ce21" table:formula="of:=[.O27]/[.O60]" office:value-type="percentage" office:value="1">
            <text:p>100.00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WordCount.log1p</text:p>
          </table:table-cell>
          <table:table-cell office:value-type="float" office:value="7.679961">
            <text:p>7.68</text:p>
          </table:table-cell>
          <table:table-cell office:value-type="string">
            <text:p>NDSSName.my.fctrBusiness#Technology#</text:p>
          </table:table-cell>
          <table:table-cell office:value-type="float" office:value="17.06756">
            <text:p>17.07</text:p>
          </table:table-cell>
          <table:table-cell/>
          <table:table-cell office:value-type="string">
            <text:p>#Opinion#RoomForDebate</text:p>
          </table:table-cell>
          <table:table-cell office:value-type="float" office:value="3.7374728">
            <text:p>3.74</text:p>
          </table:table-cell>
          <table:table-cell office:value-type="float" office:value="3.88897815">
            <text:p>3.89</text:p>
          </table:table-cell>
          <table:table-cell/>
          <table:table-cell table:style-name="ce3" office:value-type="string">
            <text:p>opt.prob.threshold.fit:glb_fin_mdl</text:p>
          </table:table-cell>
          <table:table-cell table:style-name="ce28" office:value-type="float" office:value="0.3">
            <text:p>0.3000</text:p>
          </table:table-cell>
          <table:table-cell table:style-name="ce21" table:formula="of:=[.O28]/[.O61]" office:value-type="percentage" office:value="0.75">
            <text:p>75.00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PubDate.hour.fctr(15.3,23]</text:p>
          </table:table-cell>
          <table:table-cell office:value-type="float" office:value="6.634766">
            <text:p>6.63</text:p>
          </table:table-cell>
          <table:table-cell office:value-type="string">
            <text:p>WordCount.log1p</text:p>
          </table:table-cell>
          <table:table-cell office:value-type="float" office:value="16.43344">
            <text:p>16.43</text:p>
          </table:table-cell>
          <table:table-cell/>
          <table:table-cell office:value-type="string">
            <text:p>Styles##Fashion</text:p>
          </table:table-cell>
          <table:table-cell office:value-type="float" office:value="2.1602732">
            <text:p>2.16</text:p>
          </table:table-cell>
          <table:table-cell office:value-type="float" office:value="4.51866405">
            <text:p>4.52</text:p>
          </table:table-cell>
          <table:table-cell/>
          <table:table-cell office:value-type="string">
            <text:p>max.Accuracy.OOB:glb_sel_mdl</text:p>
          </table:table-cell>
          <table:table-cell office:value-type="float" office:value="0.7743056">
            <text:p>0.7743</text:p>
          </table:table-cell>
          <table:table-cell table:style-name="ce21" table:formula="of:=[.O29]/[.O62]" office:value-type="percentage" office:value="1.00677209590673">
            <text:p>100.68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WordCount.root2</text:p>
          </table:table-cell>
          <table:table-cell office:value-type="float" office:value="6.473412">
            <text:p>6.47</text:p>
          </table:table-cell>
          <table:table-cell office:value-type="string">
            <text:p>PubDate.wkend</text:p>
          </table:table-cell>
          <table:table-cell office:value-type="float" office:value="16.18021">
            <text:p>16.18</text:p>
          </table:table-cell>
          <table:table-cell/>
          <table:table-cell office:value-type="string">
            <text:p>Business#BusinessDay#SmallBusiness</text:p>
          </table:table-cell>
          <table:table-cell office:value-type="float" office:value="5.6285877">
            <text:p>5.63</text:p>
          </table:table-cell>
          <table:table-cell office:value-type="float" office:value="12.14221607">
            <text:p>12.14</text:p>
          </table:table-cell>
          <table:table-cell/>
          <table:table-cell office:value-type="string">
            <text:p>max.Accuracy.fit:glb_sel_mdl</text:p>
          </table:table-cell>
          <table:table-cell table:style-name="ce28" office:value-type="float" office:value="0.9320707">
            <text:p>0.9321</text:p>
          </table:table-cell>
          <table:table-cell table:style-name="ce21" table:formula="of:=[.O30]/[.O63]" office:value-type="percentage" office:value="0.999330435066032">
            <text:p>99.93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/>
          <table:table-cell table:style-name="ce28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style-name="ce13" office:value-type="string">
            <text:p>PubDate.last4.log1p</text:p>
          </table:table-cell>
          <table:table-cell office:value-type="float" office:value="6.419482">
            <text:p>6.42</text:p>
          </table:table-cell>
          <table:table-cell office:value-type="string">
            <text:p>PubDate.hour.fctr(7.67,15.3]</text:p>
          </table:table-cell>
          <table:table-cell office:value-type="float" office:value="15.42835">
            <text:p>15.43</text:p>
          </table:table-cell>
          <table:table-cell/>
          <table:table-cell office:value-type="string">
            <text:p>myOther</text:p>
          </table:table-cell>
          <table:table-cell office:value-type="float" office:value="0.5676045">
            <text:p>0.57</text:p>
          </table:table-cell>
          <table:table-cell office:value-type="float" office:value="1.42099408">
            <text:p>1.42</text:p>
          </table:table-cell>
          <table:table-cell/>
          <table:table-cell office:value-type="string">
            <text:p>max.Accuracy.fit:glb_fin_mdl</text:p>
          </table:table-cell>
          <table:table-cell table:style-name="ce28" office:value-type="float" office:value="0.9063583">
            <text:p>0.9064</text:p>
          </table:table-cell>
          <table:table-cell table:style-name="ce21" table:formula="of:=[.O31]/[.O64]" office:value-type="percentage" office:value="0.999155903713274">
            <text:p>99.92%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3">
          <table:table-cell/>
          <table:table-cell table:style-name="ce5" table:number-columns-repeated="2"/>
          <table:table-cell table:style-name="ce9"/>
          <table:table-cell table:style-name="ce13" office:value-type="string">
            <text:p>PubDate.last2.log1p</text:p>
          </table:table-cell>
          <table:table-cell office:value-type="float" office:value="6.356495">
            <text:p>6.36</text:p>
          </table:table-cell>
          <table:table-cell office:value-type="string">
            <text:p>PubDate.last16.log1p</text:p>
          </table:table-cell>
          <table:table-cell office:value-type="float" office:value="15.05236">
            <text:p>15.05</text:p>
          </table:table-cell>
          <table:table-cell/>
          <table:table-cell office:value-type="string">
            <text:p>Travel#Travel#</text:p>
          </table:table-cell>
          <table:table-cell office:value-type="float" office:value="3.6267258">
            <text:p>3.63</text:p>
          </table:table-cell>
          <table:table-cell office:value-type="float" office:value="4.37576471">
            <text:p>4.38</text:p>
          </table:table-cell>
          <table:table-cell table:number-columns-repeated="5"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PubDate.last8.log1p</text:p>
          </table:table-cell>
          <table:table-cell office:value-type="float" office:value="6.260793">
            <text:p>6.26</text:p>
          </table:table-cell>
          <table:table-cell office:value-type="string">
            <text:p>PubDate.wkday.fctr1</text:p>
          </table:table-cell>
          <table:table-cell office:value-type="float" office:value="15.02383">
            <text:p>15.02</text:p>
          </table:table-cell>
          <table:table-cell/>
          <table:table-cell office:value-type="string">
            <text:p>Culture##</text:p>
          </table:table-cell>
          <table:table-cell office:value-type="float" office:value="0.1027346">
            <text:p>0.10</text:p>
          </table:table-cell>
          <table:table-cell office:value-type="float" office:value="0.06664375">
            <text:p>0.07</text:p>
          </table:table-cell>
          <table:table-cell/>
          <table:table-cell office:value-type="string">
            <text:p>cluster_entropy</text:p>
          </table:table-cell>
          <table:table-cell table:style-name="ce22"/>
          <table:table-cell table:style-name="ce21" table:formula="of:=[.O33]/[.O66]" office:value-type="percentage" office:value="0">
            <text:p>#DIV/0!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.rnorm</text:p>
          </table:table-cell>
          <table:table-cell office:value-type="float" office:value="6.246564">
            <text:p>6.25</text:p>
          </table:table-cell>
          <table:table-cell office:value-type="string">
            <text:p>WordCount.root2</text:p>
          </table:table-cell>
          <table:table-cell office:value-type="float" office:value="14.82783">
            <text:p>14.83</text:p>
          </table:table-cell>
          <table:table-cell/>
          <table:table-cell office:value-type="string">
            <text:p>Foreign#World#AsiaPacific</text:p>
          </table:table-cell>
          <table:table-cell office:value-type="float" office:value="5.3397418">
            <text:p>5.34</text:p>
          </table:table-cell>
          <table:table-cell office:value-type="float" office:value="9.2085286">
            <text:p>9.21</text:p>
          </table:table-cell>
          <table:table-cell table:number-columns-repeated="5"/>
          <table:table-cell table:style-name="ce32"/>
          <table:table-cell table:style-name="ce22"/>
          <table:table-cell table:style-name="ce32" table:number-columns-repeated="6"/>
          <table:table-cell table:number-columns-repeated="971"/>
        </table:table-row>
        <table:table-row table:style-name="ro3">
          <table:table-cell table:number-columns-repeated="6"/>
          <table:table-cell office:value-type="string">
            <text:p>PubDate.last32.log1p</text:p>
          </table:table-cell>
          <table:table-cell office:value-type="float" office:value="14.63405">
            <text:p>14.63</text:p>
          </table:table-cell>
          <table:table-cell/>
          <table:table-cell office:value-type="string">
            <text:p>#Multimedia#</text:p>
          </table:table-cell>
          <table:table-cell office:value-type="float" office:value="4.8380137">
            <text:p>4.84</text:p>
          </table:table-cell>
          <table:table-cell office:value-type="float" office:value="6.47877859">
            <text:p>6.48</text:p>
          </table:table-cell>
          <table:table-cell/>
          <table:table-cell office:value-type="string">
            <text:p>Leaderboard (Private)</text:p>
          </table:table-cell>
          <table:table-cell office:value-type="float" office:value="0.89375">
            <text:p>0.8938</text:p>
          </table:table-cell>
          <table:table-cell table:style-name="ce21" table:formula="of:=[.O35]/[.O68]" office:value-type="percentage" office:value="1.00325531795476">
            <text:p>100.33%</text:p>
          </table:table-cell>
          <table:table-cell/>
          <table:table-cell table:style-name="ce32"/>
          <table:table-cell table:style-name="ce22"/>
          <table:table-cell table:style-name="ce32" table:number-columns-repeated="6"/>
          <table:table-cell table:number-columns-repeated="971"/>
        </table:table-row>
        <table:table-row table:style-name="ro3">
          <table:table-cell table:number-columns-repeated="6"/>
          <table:table-cell office:value-type="string">
            <text:p>PubDate.date.fctr(7,13]</text:p>
          </table:table-cell>
          <table:table-cell office:value-type="float" office:value="14.56304">
            <text:p>14.56</text:p>
          </table:table-cell>
          <table:table-cell/>
          <table:table-cell office:value-type="string">
            <text:p>TStyle##</text:p>
          </table:table-cell>
          <table:table-cell office:value-type="float" office:value="9.5104193">
            <text:p>9.51</text:p>
          </table:table-cell>
          <table:table-cell office:value-type="float" office:value="21.47025749">
            <text:p>21.47</text:p>
          </table:table-cell>
          <table:table-cell/>
          <table:table-cell office:value-type="string">
            <text:p>Leaderboard (Private) Rank</text:p>
          </table:table-cell>
          <table:table-cell table:style-name="ce3" office:value-type="float" office:value="738">
            <text:p>738</text:p>
          </table:table-cell>
          <table:table-cell table:style-name="ce21" table:formula="of:=[.O36]/[.O69]" office:value-type="percentage" office:value="0.78594249201278">
            <text:p>78.59%</text:p>
          </table:table-cell>
          <table:table-cell/>
          <table:table-cell table:style-name="ce32" table:number-columns-repeated="8"/>
          <table:table-cell table:number-columns-repeated="971"/>
        </table:table-row>
        <table:table-row table:style-name="ro3">
          <table:table-cell table:number-columns-repeated="6"/>
          <table:table-cell office:value-type="string">
            <text:p>.rnorm</text:p>
          </table:table-cell>
          <table:table-cell office:value-type="float" office:value="14.55456">
            <text:p>14.55</text:p>
          </table:table-cell>
          <table:table-cell/>
          <table:table-cell office:value-type="string">
            <text:p>#U.S.#Education</text:p>
          </table:table-cell>
          <table:table-cell office:value-type="float" office:value="6.0190802">
            <text:p>6.02</text:p>
          </table:table-cell>
          <table:table-cell office:value-type="float" office:value="4.41134846">
            <text:p>4.41</text:p>
          </table:table-cell>
          <table:table-cell table:number-columns-repeated="5"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office:value-type="string">
            <text:p>Foreign#World#</text:p>
          </table:table-cell>
          <table:table-cell table:style-name="ce3" office:value-type="float" office:value="3.1966422">
            <text:p>3.2</text:p>
          </table:table-cell>
          <table:table-cell table:style-name="ce3" office:value-type="float" office:value="3.05759995">
            <text:p>3.06</text:p>
          </table:table-cell>
          <table:table-cell table:number-columns-repeated="5"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357.541">
            <text:p>357.54</text:p>
          </table:table-cell>
          <table:table-cell table:style-name="ce18" office:value-type="string">
            <text:p>← fit.data.training chunk</text:p>
          </table:table-cell>
          <table:table-cell table:number-columns-repeated="2"/>
          <table:table-cell office:value-type="string">
            <text:p>ctg.last.*(no impute); ctg.poly.5</text:p>
          </table:table-cell>
          <table:table-cell office:value-type="float" office:value="351.342268">
            <text:p>351.34</text:p>
          </table:table-cell>
          <table:table-cell office:value-type="float" office:value="992.160373">
            <text:p>992.16</text:p>
          </table:table-cell>
          <table:table-cell/>
          <table:table-cell office:value-type="string">
            <text:p>Leaderboard (Private)</text:p>
          </table:table-cell>
          <table:table-cell office:value-type="string">
            <text:p>0.89065 (958)</text:p>
          </table:table-cell>
          <table:table-cell table:number-columns-repeated="981"/>
        </table:table-row>
        <table:table-row table:style-name="ro3">
          <table:table-cell table:number-columns-repeated="3"/>
          <table:table-cell table:style-name="Default"/>
          <table:table-cell/>
          <table:table-cell office:value-type="float" office:value="275.529">
            <text:p>275.53</text:p>
          </table:table-cell>
          <table:table-cell table:style-name="ce18" office:value-type="string">
            <text:p>← fit.models chunk</text:p>
          </table:table-cell>
          <table:table-cell table:number-columns-repeated="2"/>
          <table:table-cell office:value-type="string">
            <text:p>ctg.poly.5</text:p>
          </table:table-cell>
          <table:table-cell office:value-type="float" office:value="369.9617">
            <text:p>369.96</text:p>
          </table:table-cell>
          <table:table-cell office:value-type="float" office:value="1046.354243">
            <text:p>1,046.35</text:p>
          </table:table-cell>
          <table:table-cell/>
          <table:table-cell office:value-type="string">
            <text:p>Leaderboard (Private)</text:p>
          </table:table-cell>
          <table:table-cell office:value-type="string">
            <text:p>0.88883 (1059)</text:p>
          </table:table-cell>
          <table:table-cell table:number-columns-repeated="981"/>
        </table:table-row>
        <table:table-row table:style-name="ro3">
          <table:table-cell table:number-columns-repeated="3"/>
          <table:table-cell table:style-name="Default"/>
          <table:table-cell/>
          <table:table-cell office:value-type="float" office:value="322.151">
            <text:p>322.15</text:p>
          </table:table-cell>
          <table:table-cell table:style-name="ce18" office:value-type="string">
            <text:p>← fit.data.training chunk</text:p>
          </table:table-cell>
          <table:table-cell table:number-columns-repeated="2"/>
          <table:table-cell office:value-type="string">
            <text:p>ctg.last.*(no impute)</text:p>
          </table:table-cell>
          <table:table-cell office:value-type="float" office:value="351.089811">
            <text:p>351.09</text:p>
          </table:table-cell>
          <table:table-cell office:value-type="float" office:value="926.237658">
            <text:p>926.24</text:p>
          </table:table-cell>
          <table:table-cell/>
          <table:table-cell office:value-type="string">
            <text:p>Leaderboard (Private)</text:p>
          </table:table-cell>
          <table:table-cell office:value-type="string">
            <text:p>0.89339 (756)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64.761">
            <text:p>264.76</text:p>
          </table:table-cell>
          <table:table-cell table:style-name="ce18" office:value-type="string">
            <text:p>← fit.models_0 chunk</text:p>
          </table:table-cell>
          <table:table-cell table:number-columns-repeated="2"/>
          <table:table-cell office:value-type="string">
            <text:p>ctg.none; no impute</text:p>
          </table:table-cell>
          <table:table-cell office:value-type="float" office:value="369.550293">
            <text:p>369.55</text:p>
          </table:table-cell>
          <table:table-cell office:value-type="float" office:value="940.272886">
            <text:p>940.27</text:p>
          </table:table-cell>
          <table:table-cell/>
          <table:table-cell office:value-type="string">
            <text:p>Leaderboard (Private)</text:p>
          </table:table-cell>
          <table:table-cell table:style-name="ce29" office:value-type="string">
            <text:p>0.89375 (738)</text:p>
          </table:table-cell>
          <table:table-cell table:number-columns-repeated="981"/>
        </table:table-row>
        <table:table-row table:style-name="ro5">
          <table:table-cell table:number-columns-repeated="3"/>
          <table:table-cell table:style-name="Default"/>
          <table:table-cell table:number-columns-repeated="2"/>
          <table:table-cell table:style-name="ce18"/>
          <table:table-cell table:number-columns-repeated="2"/>
          <table:table-cell office:value-type="string">
            <text:p>ctg.none; impute</text:p>
          </table:table-cell>
          <table:table-cell table:number-columns-repeated="2" office:value-type="string">
            <text:p>???</text:p>
          </table:table-cell>
          <table:table-cell/>
          <table:table-cell office:value-type="string">
            <text:p>Leaderboard (Private)</text:p>
          </table:table-cell>
          <table:table-cell table:style-name="ce30" office:value-type="string">
            <text:p>???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string">
            <text:p>All Hints</text:p>
          </table:table-cell>
          <table:table-cell table:number-columns-repeated="3"/>
          <table:table-cell office:value-type="string">
            <text:p>Leaderboard (Private)</text:p>
          </table:table-cell>
          <table:table-cell/>
          <table:table-cell table:style-name="ce31"/>
          <table:table-cell table:number-columns-repeated="980"/>
        </table:table-row>
        <table:table-row table:style-name="ro1">
          <table:table-cell/>
          <table:table-cell table:style-name="ce5" table:formula="of:=[.B$14]/[.B$14]" office:value-type="percentage" office:value="1">
            <text:p>100.00%</text:p>
          </table:table-cell>
          <table:table-cell table:style-name="ce5" table:formula="of:=[.C$14]/[.C$14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3"/>
          <table:table-cell table:style-name="ce16"/>
          <table:table-cell table:number-columns-repeated="3"/>
          <table:table-cell table:style-name="ce19" office:value-type="string">
            <text:p>Total</text:p>
          </table:table-cell>
          <table:table-cell table:style-name="ce20" table:formula="of:=SUM([.K18:.K38])" office:value-type="float" office:value="369.5502927">
            <text:p>369.55</text:p>
          </table:table-cell>
          <table:table-cell table:style-name="ce20" table:formula="of:=SUM([.L18:.L38])" office:value-type="float" office:value="940.27288562">
            <text:p>940.2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3" table:number-columns-repeated="2"/>
          <table:table-cell table:number-columns-repeated="4"/>
          <table:table-cell table:style-name="ce21" table:formula="of:=[.K48]/[.K83]" office:value-type="percentage" office:value="1.12388647024015">
            <text:p>112.39%</text:p>
          </table:table-cell>
          <table:table-cell table:style-name="ce21" table:formula="of:=[.L48]/[.L83]" office:value-type="percentage" office:value="0.906340014787208">
            <text:p>90.63%</text:p>
          </table:table-cell>
          <table:table-cell table:number-columns-repeated="984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4" table:number-columns-repeated="3"/>
          <table:table-cell table:style-name="ce2" table:number-columns-repeated="980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office:value-type="string">
            <text:p>All.X.glmnet</text:p>
          </table:table-cell>
          <table:table-cell/>
          <table:table-cell table:style-name="ce12" office:value-type="string">
            <text:p>Final.glmnet</text:p>
          </table:table-cell>
          <table:table-cell table:number-columns-repeated="2"/>
          <table:table-cell office:value-type="string">
            <text:p>OpEd#Opinion#</text:p>
          </table:table-cell>
          <table:table-cell office:value-type="float" office:value="52.11236621">
            <text:p>52.11</text:p>
          </table:table-cell>
          <table:table-cell office:value-type="float" office:value="189.20017098">
            <text:p>189.20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322">
            <text:p>322.0000</text:p>
          </table:table-cell>
          <table:table-cell table:style-name="ce21" office:value-type="string">
            <text:p>N/A</text:p>
          </table:table-cell>
          <table:table-cell table:number-columns-repeated="2"/>
          <table:table-cell table:style-name="ce3"/>
          <table:table-cell table:number-columns-repeated="977"/>
        </table:table-row>
        <table:table-row table:style-name="ro6">
          <table:table-cell/>
          <table:table-cell table:style-name="ce5" table:formula="of:=[.K83]/[.B14]" office:value-type="percentage" office:value="1.0000000004866">
            <text:p>100.00%</text:p>
          </table:table-cell>
          <table:table-cell table:style-name="ce5" table:formula="of:=[.L83]/[.C14]" office:value-type="percentage" office:value="1.00000000007711">
            <text:p>100.00%</text:p>
          </table:table-cell>
          <table:table-cell office:value-type="string">
            <text:p>Baseline w/ WordCount Transformations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/>
          <table:table-cell office:value-type="string">
            <text:p>Styles#U.S.#</text:p>
          </table:table-cell>
          <table:table-cell office:value-type="float" office:value="27.39861838">
            <text:p>27.40</text:p>
          </table:table-cell>
          <table:table-cell office:value-type="float" office:value="83.3911768">
            <text:p>83.39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77">
            <text:p>77.00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6">
          <table:table-cell/>
          <table:table-cell table:style-name="ce5" table:number-columns-repeated="2"/>
          <table:table-cell/>
          <table:table-cell office:value-type="string">
            <text:p>NDSSName.my.fctrBusiness#Crosswords/Games#</text:p>
          </table:table-cell>
          <table:table-cell office:value-type="float" office:value="98.38173">
            <text:p>98.38</text:p>
          </table:table-cell>
          <table:table-cell office:value-type="string">
            <text:p>NDSSName.my.fctrBusiness#Crosswords/Games#</text:p>
          </table:table-cell>
          <table:table-cell office:value-type="float" office:value="99.96082">
            <text:p>99.96</text:p>
          </table:table-cell>
          <table:table-cell/>
          <table:table-cell office:value-type="string">
            <text:p>Science#Health#</text:p>
          </table:table-cell>
          <table:table-cell office:value-type="float" office:value="25.12604617">
            <text:p>25.13</text:p>
          </table:table-cell>
          <table:table-cell office:value-type="float" office:value="80.38081529">
            <text:p>80.38</text:p>
          </table:table-cell>
          <table:table-cell/>
          <table:table-cell office:value-type="string">
            <text:p>OOBobs errors</text:p>
          </table:table-cell>
          <table:table-cell table:style-name="ce27" table:formula="of:=SUM([.O51:.O52])" office:value-type="float" office:value="399">
            <text:p>399.00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6">
          <table:table-cell/>
          <table:table-cell table:style-name="ce5" table:number-columns-repeated="2"/>
          <table:table-cell table:style-name="ce9"/>
          <table:table-cell office:value-type="string">
            <text:p>NDSSName.my.fctr#Opinion#ThePublicEditor</text:p>
          </table:table-cell>
          <table:table-cell office:value-type="float" office:value="87.34197">
            <text:p>87.34</text:p>
          </table:table-cell>
          <table:table-cell office:value-type="string">
            <text:p>NDSSName.my.fctr#Opinion#ThePublicEditor</text:p>
          </table:table-cell>
          <table:table-cell office:value-type="float" office:value="86.61487">
            <text:p>86.61</text:p>
          </table:table-cell>
          <table:table-cell/>
          <table:table-cell office:value-type="string">
            <text:p>Business#Crosswords/Games#</text:p>
          </table:table-cell>
          <table:table-cell office:value-type="float" office:value="9.01410297">
            <text:p>9.01</text:p>
          </table:table-cell>
          <table:table-cell office:value-type="float" office:value="36.8816134">
            <text:p>36.88</text:p>
          </table:table-cell>
          <table:table-cell/>
          <table:table-cell office:value-type="string">
            <text:p>newobs confusion matrix [N]</text:p>
          </table:table-cell>
          <table:table-cell table:style-name="ce10" office:value-type="float" office:value="1144">
            <text:p>1,144.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6">
          <table:table-cell/>
          <table:table-cell table:style-name="ce5" table:number-columns-repeated="2"/>
          <table:table-cell table:style-name="ce10"/>
          <table:table-cell office:value-type="string">
            <text:p>NDSSName.my.fctrScience#Health#</text:p>
          </table:table-cell>
          <table:table-cell office:value-type="float" office:value="84.05064">
            <text:p>84.05</text:p>
          </table:table-cell>
          <table:table-cell office:value-type="string">
            <text:p>NDSSName.my.fctrScience#Health#</text:p>
          </table:table-cell>
          <table:table-cell office:value-type="float" office:value="82.33065">
            <text:p>82.33</text:p>
          </table:table-cell>
          <table:table-cell/>
          <table:table-cell office:value-type="string">
            <text:p>#Opinion#ThePublicEditor</text:p>
          </table:table-cell>
          <table:table-cell office:value-type="float" office:value="1.97530353">
            <text:p>1.98</text:p>
          </table:table-cell>
          <table:table-cell office:value-type="float" office:value="7.55559605">
            <text:p>7.56</text:p>
          </table:table-cell>
          <table:table-cell/>
          <table:table-cell office:value-type="string">
            <text:p>newobs confusion matrix [Y]</text:p>
          </table:table-cell>
          <table:table-cell table:style-name="ce10" office:value-type="float" office:value="726">
            <text:p>726.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6">
          <table:table-cell/>
          <table:table-cell table:style-name="ce5" table:number-columns-repeated="2"/>
          <table:table-cell table:style-name="ce10"/>
          <table:table-cell office:value-type="string">
            <text:p>NDSSName.my.fctrStyles#U.S.#</text:p>
          </table:table-cell>
          <table:table-cell office:value-type="float" office:value="80.66804">
            <text:p>80.67</text:p>
          </table:table-cell>
          <table:table-cell office:value-type="string">
            <text:p>NDSSName.my.fctrStyles#U.S.#</text:p>
          </table:table-cell>
          <table:table-cell office:value-type="float" office:value="77.12194">
            <text:p>77.12</text:p>
          </table:table-cell>
          <table:table-cell/>
          <table:table-cell office:value-type="string">
            <text:p>Business#Technology#</text:p>
          </table:table-cell>
          <table:table-cell office:value-type="float" office:value="28.5523212">
            <text:p>28.55</text:p>
          </table:table-cell>
          <table:table-cell office:value-type="float" office:value="76.10301242">
            <text:p>76.10</text:p>
          </table:table-cell>
          <table:table-cell/>
          <table:table-cell office:value-type="string">
            <text:p>newobs dups/hints errors</text:p>
          </table:table-cell>
          <table:table-cell table:style-name="ce10" office:value-type="float" office:value="32">
            <text:p>32.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6">
          <table:table-cell/>
          <table:table-cell table:style-name="ce5" table:number-columns-repeated="2"/>
          <table:table-cell/>
          <table:table-cell office:value-type="string">
            <text:p>NDSSName.my.fctrBusiness#Technology#</text:p>
          </table:table-cell>
          <table:table-cell office:value-type="float" office:value="43.29623">
            <text:p>43.30</text:p>
          </table:table-cell>
          <table:table-cell office:value-type="string">
            <text:p>NDSSName.my.fctrBusiness#Technology#</text:p>
          </table:table-cell>
          <table:table-cell office:value-type="float" office:value="38.62774">
            <text:p>38.63</text:p>
          </table:table-cell>
          <table:table-cell/>
          <table:table-cell office:value-type="string">
            <text:p>Business#BusinessDay#Dealbook</text:p>
          </table:table-cell>
          <table:table-cell office:value-type="float" office:value="57.75141149">
            <text:p>57.75</text:p>
          </table:table-cell>
          <table:table-cell office:value-type="float" office:value="158.25144897">
            <text:p>158.25</text:p>
          </table:table-cell>
          <table:table-cell/>
          <table:table-cell table:style-name="ce3" office:value-type="string">
            <text:p>max.AUCpROC.OOB:glb_sel_mdl</text:p>
          </table:table-cell>
          <table:table-cell table:style-name="ce28" office:value-type="float" office:value="0.596578">
            <text:p>0.5966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33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WordCount.log1p</text:p>
          </table:table-cell>
          <table:table-cell office:value-type="float" office:value="34.01597">
            <text:p>34.02</text:p>
          </table:table-cell>
          <table:table-cell office:value-type="string">
            <text:p>WordCount.log1p</text:p>
          </table:table-cell>
          <table:table-cell office:value-type="float" office:value="37.4126">
            <text:p>37.41</text:p>
          </table:table-cell>
          <table:table-cell/>
          <table:table-cell office:value-type="string">
            <text:p>##</text:p>
          </table:table-cell>
          <table:table-cell office:value-type="float" office:value="63.39672286">
            <text:p>63.40</text:p>
          </table:table-cell>
          <table:table-cell office:value-type="float" office:value="180.3244919">
            <text:p>180.32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8061009">
            <text:p>0.8061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33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WordCount.root2</text:p>
          </table:table-cell>
          <table:table-cell office:value-type="float" office:value="32.29795">
            <text:p>32.30</text:p>
          </table:table-cell>
          <table:table-cell office:value-type="string">
            <text:p>WordCount.root2</text:p>
          </table:table-cell>
          <table:table-cell office:value-type="float" office:value="32.88366">
            <text:p>32.88</text:p>
          </table:table-cell>
          <table:table-cell/>
          <table:table-cell office:value-type="string">
            <text:p>Metro#N.Y./Region#</text:p>
          </table:table-cell>
          <table:table-cell office:value-type="float" office:value="11.12676976">
            <text:p>11.13</text:p>
          </table:table-cell>
          <table:table-cell office:value-type="float" office:value="30.35960093">
            <text:p>30.36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33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.rnorm</text:p>
          </table:table-cell>
          <table:table-cell office:value-type="float" office:value="31.33944">
            <text:p>31.34</text:p>
          </table:table-cell>
          <table:table-cell office:value-type="string">
            <text:p>.rnorm</text:p>
          </table:table-cell>
          <table:table-cell office:value-type="float" office:value="31.93272">
            <text:p>31.93</text:p>
          </table:table-cell>
          <table:table-cell/>
          <table:table-cell office:value-type="string">
            <text:p>Culture#Arts#</text:p>
          </table:table-cell>
          <table:table-cell office:value-type="float" office:value="28.98681899">
            <text:p>28.99</text:p>
          </table:table-cell>
          <table:table-cell office:value-type="float" office:value="85.20930589">
            <text:p>85.21</text:p>
          </table:table-cell>
          <table:table-cell/>
          <table:table-cell table:style-name="ce3" office:value-type="string">
            <text:p>opt.prob.threshold.fit:glb_sel_mdl</text:p>
          </table:table-cell>
          <table:table-cell table:style-name="ce28" office:value-type="float" office:value="0.4">
            <text:p>0.40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Business#BusinessDay#SmallBusiness</text:p>
          </table:table-cell>
          <table:table-cell office:value-type="float" office:value="3.84496527">
            <text:p>3.84</text:p>
          </table:table-cell>
          <table:table-cell office:value-type="float" office:value="14.98537727">
            <text:p>14.99</text:p>
          </table:table-cell>
          <table:table-cell/>
          <table:table-cell table:style-name="ce3" office:value-type="string">
            <text:p>opt.prob.threshold.fit:glb_fin_mdl</text:p>
          </table:table-cell>
          <table:table-cell table:style-name="ce28" office:value-type="float" office:value="0.4">
            <text:p>0.4000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4"/>
          <table:table-cell table:style-name="ce2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Styles##Fashion</text:p>
          </table:table-cell>
          <table:table-cell office:value-type="float" office:value="1.42711318">
            <text:p>1.43</text:p>
          </table:table-cell>
          <table:table-cell office:value-type="float" office:value="7.36986388">
            <text:p>7.37</text:p>
          </table:table-cell>
          <table:table-cell/>
          <table:table-cell office:value-type="string">
            <text:p>max.Accuracy.OOB:glb_sel_mdl</text:p>
          </table:table-cell>
          <table:table-cell office:value-type="float" office:value="0.7690972">
            <text:p>0.7691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#Opinion#RoomForDebate</text:p>
          </table:table-cell>
          <table:table-cell office:value-type="float" office:value="1.78910542">
            <text:p>1.79</text:p>
          </table:table-cell>
          <table:table-cell office:value-type="float" office:value="6.46512194">
            <text:p>6.47</text:p>
          </table:table-cell>
          <table:table-cell/>
          <table:table-cell office:value-type="string">
            <text:p>max.Accuracy.fit:glb_sel_mdl</text:p>
          </table:table-cell>
          <table:table-cell table:style-name="ce28" office:value-type="float" office:value="0.9326952">
            <text:p>0.9327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/>
          <table:table-cell table:style-name="ce28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#Multimedia#</text:p>
          </table:table-cell>
          <table:table-cell office:value-type="float" office:value="2.85858104">
            <text:p>2.86</text:p>
          </table:table-cell>
          <table:table-cell office:value-type="float" office:value="9.31950181">
            <text:p>9.32</text:p>
          </table:table-cell>
          <table:table-cell/>
          <table:table-cell office:value-type="string">
            <text:p>max.Accuracy.fit:glb_fin_mdl</text:p>
          </table:table-cell>
          <table:table-cell table:style-name="ce28" office:value-type="float" office:value="0.907124">
            <text:p>0.9071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Travel#Travel#</text:p>
          </table:table-cell>
          <table:table-cell office:value-type="float" office:value="1.97769164">
            <text:p>1.98</text:p>
          </table:table-cell>
          <table:table-cell office:value-type="float" office:value="6.71907976">
            <text:p>6.72</text:p>
          </table:table-cell>
          <table:table-cell table:number-columns-repeated="5"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TStyle##</text:p>
          </table:table-cell>
          <table:table-cell office:value-type="float" office:value="5.15834308">
            <text:p>5.16</text:p>
          </table:table-cell>
          <table:table-cell office:value-type="float" office:value="31.23918133">
            <text:p>31.24</text:p>
          </table:table-cell>
          <table:table-cell/>
          <table:table-cell office:value-type="string">
            <text:p>cluster_entropy</text:p>
          </table:table-cell>
          <table:table-cell table:style-name="ce22"/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2"/>
          <table:table-cell table:style-name="ce34" table:number-columns-repeated="3"/>
          <table:table-cell table:style-name="ce32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Foreign#World#AsiaPacific</text:p>
          </table:table-cell>
          <table:table-cell office:value-type="float" office:value="2.69695832">
            <text:p>2.70</text:p>
          </table:table-cell>
          <table:table-cell office:value-type="float" office:value="13.72935437">
            <text:p>13.73</text:p>
          </table:table-cell>
          <table:table-cell table:number-columns-repeated="5"/>
          <table:table-cell table:style-name="ce32"/>
          <table:table-cell table:style-name="ce22"/>
          <table:table-cell table:style-name="ce32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myOther</text:p>
          </table:table-cell>
          <table:table-cell office:value-type="float" office:value="0.23180569">
            <text:p>0.23</text:p>
          </table:table-cell>
          <table:table-cell office:value-type="float" office:value="2.82545315">
            <text:p>2.83</text:p>
          </table:table-cell>
          <table:table-cell/>
          <table:table-cell office:value-type="string">
            <text:p>Leaderboard (Private)</text:p>
          </table:table-cell>
          <table:table-cell office:value-type="float" office:value="0.89085">
            <text:p>0.8909</text:p>
          </table:table-cell>
          <table:table-cell table:style-name="ce21" office:value-type="string">
            <text:p>N/A</text:p>
          </table:table-cell>
          <table:table-cell/>
          <table:table-cell table:style-name="ce32"/>
          <table:table-cell table:style-name="ce22"/>
          <table:table-cell table:style-name="ce32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Culture##</text:p>
          </table:table-cell>
          <table:table-cell office:value-type="float" office:value="0.02849447">
            <text:p>0.03</text:p>
          </table:table-cell>
          <table:table-cell office:value-type="float" office:value="0.05194618">
            <text:p>0.05</text:p>
          </table:table-cell>
          <table:table-cell/>
          <table:table-cell office:value-type="string">
            <text:p>Leaderboard (Private) Rank</text:p>
          </table:table-cell>
          <table:table-cell table:style-name="ce3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#U.S.#Education</text:p>
          </table:table-cell>
          <table:table-cell office:value-type="float" office:value="2.22191005">
            <text:p>2.22</text:p>
          </table:table-cell>
          <table:table-cell office:value-type="float" office:value="10.77780084">
            <text:p>10.78</text:p>
          </table:table-cell>
          <table:table-cell table:number-columns-repeated="5"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office:value-type="string">
            <text:p>Foreign#World#</text:p>
          </table:table-cell>
          <table:table-cell table:style-name="ce3" office:value-type="float" office:value="1.13916144">
            <text:p>1.14</text:p>
          </table:table-cell>
          <table:table-cell table:style-name="ce3" office:value-type="float" office:value="6.29953592">
            <text:p>6.3</text:p>
          </table:table-cell>
          <table:table-cell table:number-columns-repeated="5"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ce32" table:number-columns-repeated="8"/>
          <table:table-cell table:number-columns-repeated="971"/>
        </table:table-row>
        <table:table-row table:style-name="ro1">
          <table:table-cell table:number-columns-repeated="99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string">
            <text:p>All Hints</text:p>
          </table:table-cell>
          <table:table-cell table:number-columns-repeated="3"/>
          <table:table-cell office:value-type="string">
            <text:p>Leaderboard (Private)</text:p>
          </table:table-cell>
          <table:table-cell office:value-type="string">
            <text:p>0.89448 (705)</text:p>
          </table:table-cell>
          <table:table-cell table:style-name="ce31"/>
          <table:table-cell table:number-columns-repeated="98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3" table:number-columns-repeated="2"/>
          <table:table-cell/>
          <table:table-cell office:value-type="string">
            <text:p>Culture#Arts#</text:p>
          </table:table-cell>
          <table:table-cell table:number-columns-repeated="3"/>
          <table:table-cell office:value-type="string">
            <text:p>Leaderboard (Private)</text:p>
          </table:table-cell>
          <table:table-cell office:value-type="string">
            <text:p>0.8938 (735)</text:p>
          </table:table-cell>
          <table:table-cell table:style-name="ce31"/>
          <table:table-cell table:number-columns-repeated="98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style-name="ce16"/>
          <table:table-cell table:number-columns-repeated="3"/>
          <table:table-cell office:value-type="string">
            <text:p>#U.S.#Education</text:p>
          </table:table-cell>
          <table:table-cell table:style-name="ce16"/>
          <table:table-cell table:style-name="ce3"/>
          <table:table-cell table:style-name="Default"/>
          <table:table-cell office:value-type="string">
            <text:p>Leaderboard (Private)</text:p>
          </table:table-cell>
          <table:table-cell table:style-name="ce28" office:value-type="string">
            <text:p>0.89103 (929)</text:p>
          </table:table-cell>
          <table:table-cell table:style-name="ce31"/>
          <table:table-cell table:number-columns-repeated="980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table:style-name="ce3" table:number-columns-repeated="2"/>
          <table:table-cell/>
          <table:table-cell office:value-type="string">
            <text:p>myOther</text:p>
          </table:table-cell>
          <table:table-cell table:number-columns-repeated="3"/>
          <table:table-cell office:value-type="string">
            <text:p>Leaderboard (Private)</text:p>
          </table:table-cell>
          <table:table-cell office:value-type="string">
            <text:p>0.89108 (926)</text:p>
          </table:table-cell>
          <table:table-cell table:style-name="ce31"/>
          <table:table-cell table:number-columns-repeated="980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 table:number-columns-repeated="2"/>
          <table:table-cell table:style-name="ce16"/>
          <table:table-cell/>
          <table:table-cell table:style-name="Default" office:value-type="string">
            <text:p>Foreign#World#</text:p>
          </table:table-cell>
          <table:table-cell table:number-columns-repeated="3"/>
          <table:table-cell office:value-type="string">
            <text:p>Leaderboard (Private)</text:p>
          </table:table-cell>
          <table:table-cell table:style-name="ce22" office:value-type="string">
            <text:p>0.89114 (922)</text:p>
          </table:table-cell>
          <table:table-cell table:style-name="ce31"/>
          <table:table-cell table:number-columns-repeated="980"/>
        </table:table-row>
        <table:table-row table:style-name="ro1">
          <table:table-cell/>
          <table:table-cell table:style-name="ce5" table:formula="of:=[.B$14]/[.B$14]" office:value-type="percentage" office:value="1">
            <text:p>100.00%</text:p>
          </table:table-cell>
          <table:table-cell table:style-name="ce5" table:formula="of:=[.C$14]/[.C$14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3"/>
          <table:table-cell table:style-name="ce16"/>
          <table:table-cell table:number-columns-repeated="3"/>
          <table:table-cell table:style-name="ce19" office:value-type="string">
            <text:p>Total</text:p>
          </table:table-cell>
          <table:table-cell table:style-name="ce20" table:formula="of:=SUM([.K51:.K71])" office:value-type="float" office:value="328.81461116">
            <text:p>328.81</text:p>
          </table:table-cell>
          <table:table-cell table:style-name="ce20" table:formula="of:=SUM([.L51:.L71])" office:value-type="float" office:value="1037.43944908">
            <text:p>1,037.4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3" table:number-columns-repeated="2"/>
          <table:table-cell table:number-columns-repeated="4"/>
          <table:table-cell table:style-name="ce21" office:value-type="string">
            <text:p>N/A</text:p>
          </table:table-cell>
          <table:table-cell table:style-name="ce21" office:value-type="string">
            <text:p>N/A</text:p>
          </table:table-cell>
          <table:table-cell table:number-columns-repeated="984"/>
        </table:table-row>
        <table:table-row table:style-name="ro1" table:number-rows-repeated="1048491">
          <table:table-cell table:number-columns-repeated="996"/>
        </table:table-row>
        <table:table-row table:style-name="ro1"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11/21/2015</text:date>, <text:time>08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1_Classic_Edition$Unix OpenOffice.org_project/Patch 0</meta:generator>
    <dc:date>2015-11-21T08:50:42</dc:date>
    <dc:creator>Balaji Iyengar</dc:creator>
    <meta:editing-duration>PT1453H51M01S</meta:editing-duration>
    <meta:editing-cycles>414</meta:editing-cycles>
    <meta:document-statistic meta:table-count="1" meta:cell-count="463" meta:object-count="0"/>
    <meta:user-defined meta:name=""/>
  </office:meta>
</office:document-meta>
</file>